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GNU Lesser General Public License</text:h>
      <text:p text:style-name="Text_20_body"><text:span text:style-name="Teletype">Version 2.1, February 1999</text:span></text:p>
      <text:p text:style-name="Quotations"><text:span text:style-name="Teletype">Copyright (C) 1991, 1999 Free Software Foundation, Inc.<text:line-break/>59 Temple Place, Suite 330, Boston, MA 02111-1307 USA<text:line-break/>Everyone is permitted to copy and distribute verbatim copies<text:line-break/>of this license document, but changing it is not allowed.</text:span></text:p>
      <text:p text:style-name="Quotations"><text:span text:style-name="Teletype">[This is the first released version of the Lesser GPL. It also counts<text:line-break/>as the successor of the GNU Library Public License, version 2, hence<text:line-break/>the version number 2.1.]</text:span></text:p>
      <text:h text:style-name="Heading_20_3" text:outline-level="3" text:is-list-header="true"><text:span text:style-name="Teletype">Preamble</text:span></text:h>
      <text:p text:style-name="Text_20_body"><text:span text:style-name="Teletype">The licenses for most software are designed to take away your freedom to share and change it. By contrast, the GNU General Public Licenses are intended to guarantee your freedom to share and change free software--to make sure the software is free for all its users. </text:span></text:p>
      <text:p text:style-name="Text_20_body"><text:span text:style-name="Teletype">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 </text:span></text:p>
      <text:p text:style-name="Text_20_body"><text:span text:style-name="Teletype">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span></text:p>
      <text:p text:style-name="Text_20_body"><text:span text:style-name="Teletype">To protect your rights, we need to make restrictions that forbid distributors to deny you these rights or to ask you to surrender these rights. These restrictions translate to certain responsibilities for you if you distribute copies of the library or if you modify it. </text:span></text:p>
      <text:p text:style-name="Text_20_body"><text:span text:style-name="Teletype">For example, if you distribute copies of the library, whether gratis or for a fee, you must give the recipients all the rights that we gave you. You must make sure that they, too, receive or can get the source code. If you link other code with the library, </text:span><text:soft-page-break/><text:span text:style-name="Teletype">you must provide complete object files to the recipients, so that they can relink them with the library after making changes to the library and recompiling it. And you must show them these terms so they know their rights. </text:span></text:p>
      <text:p text:style-name="Text_20_body"><text:span text:style-name="Teletype">We protect your rights with a two-step method: (1) we copyright the library, and (2) we offer you this license, which gives you legal permission to copy, distribute and/or modify the library. </text:span></text:p>
      <text:p text:style-name="Text_20_body"><text:span text:style-name="Teletype">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 </text:span></text:p>
      <text:p text:style-name="Text_20_body"><text:span text:style-name="Teletype">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 </text:span></text:p>
      <text:p text:style-name="Text_20_body"><text:span text:style-name="Teletype">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 </text:span></text:p>
      <text:p text:style-name="Text_20_body"><text:span text:style-name="Teletype">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 </text:span></text:p>
      <text:p text:style-name="Text_20_body"><text:span text:style-name="Teletype">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 </text:span></text:p>
      <text:p text:style-name="Text_20_body"><text:span text:style-name="Teletype">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ext:span><text:soft-page-break/><text:span text:style-name="Teletype">to free software only, so we use the Lesser General Public License. </text:span></text:p>
      <text:p text:style-name="Text_20_body"><text:span text:style-name="Teletype">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 </text:span></text:p>
      <text:p text:style-name="Text_20_body"><text:span text:style-name="Teletype">Although the Lesser General Public License is Less protective of the users' freedom, it does ensure that the user of a program that is linked with the Library has the freedom and the wherewithal to run that program using a modified version of the Library. </text:span></text:p>
      <text:p text:style-name="Text_20_body"><text:span text:style-name="Teletype">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 </text:span></text:p>
      <text:h text:style-name="Heading_20_3" text:outline-level="3" text:is-list-header="true"><text:span text:style-name="Teletype">TERMS AND CONDITIONS FOR COPYING, DISTRIBUTION AND MODIFICATION</text:span></text:h>
      <text:p text:style-name="Text_20_body"><text:span text:style-name="Teletype"><text:span text:style-name="Strong_20_Emphasis">0.</text:span></text:span><text:span text:style-name="Teletype">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span></text:p>
      <text:p text:style-name="Text_20_body"><text:span text:style-name="Teletype">A "library" means a collection of software functions and/or data prepared so as to be conveniently linked with application programs (which use some of those functions and data) to form executables. </text:span></text:p>
      <text:p text:style-name="Text_20_body"><text:span text:style-name="Teletype">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span></text:p>
      <text:p text:style-name="Text_20_body"><text:span text:style-name="Teletype">"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span></text:p>
      <text:p text:style-name="Text_20_body"><text:span text:style-name="Teletype">Activities other than copying, distribution and modification are not covered by this License; they are outside its scope. The act </text:span><text:soft-page-break/><text:span text:style-name="Teletype">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span></text:p>
      <text:p text:style-name="Text_20_body"><text:span text:style-name="Teletype"><text:span text:style-name="Strong_20_Emphasis">1.</text:span></text:span><text:span text:style-name="Teletype">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span></text:p>
      <text:p text:style-name="Text_20_body"><text:span text:style-name="Teletype">You may charge a fee for the physical act of transferring a copy, and you may at your option offer warranty protection in exchange for a fee. </text:span></text:p>
      <text:p text:style-name="Text_20_body"><text:span text:style-name="Teletype"><text:span text:style-name="Strong_20_Emphasis">2.</text:span></text:span><text:span text:style-name="Teletype"> You may modify your copy or copies of the Library or any portion of it, thus forming a work based on the Library, and copy and distribute such modifications or work under the terms of Section 1 above, provided that you also meet all of these conditions: </text:span></text:p>
      <text:p text:style-name="Quotations"><text:span text:style-name="Teletype">a) The modified work must itself be a software library. </text:span></text:p>
      <text:p text:style-name="Quotations"><text:span text:style-name="Teletype">b) You must cause the files modified to carry prominent notices stating that you changed the files and the date of any change.</text:span></text:p>
      <text:p text:style-name="Quotations"><text:span text:style-name="Teletype">c) You must cause the whole of the work to be licensed at no charge to all third parties under the terms of this License. </text:span></text:p>
      <text:p text:style-name="Quotations"><text:span text:style-name="Teletype">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span></text:p>
      <text:p text:style-name="Quotations"><text:span text:style-name="Teletype">(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span></text:p>
      <text:p text:style-name="Quotations"><text:span text:style-name="Teletype">These requirements apply to the modified work as a whole. </text:span><text:soft-page-break/><text:span text:style-name="Teletype">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span></text:p>
      <text:p text:style-name="Quotations"><text:span text:style-name="Teletype">Thus, it is not the intent of this section to claim rights or contest your rights to work written entirely by you; rather, the intent is to exercise the right to control the distribution of derivative or collective works based on the Library. </text:span></text:p>
      <text:p text:style-name="Quotations"><text:span text:style-name="Teletype">In addition, mere aggregation of another work not based on the Library with the Library (or with a work based on the Library) on a volume of a storage or distribution medium does not bring the other work under the scope of this License. </text:span></text:p>
      <text:p text:style-name="Text_20_body"><text:span text:style-name="Teletype"><text:span text:style-name="Strong_20_Emphasis">3.</text:span></text:span><text:span text:style-name="Teletype">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span></text:p>
      <text:p text:style-name="Text_20_body"><text:span text:style-name="Teletype">Once this change is made in a given copy, it is irreversible for that copy, so the ordinary GNU General Public License applies to all subsequent copies and derivative works made from that copy. </text:span></text:p>
      <text:p text:style-name="Text_20_body"><text:span text:style-name="Teletype">This option is useful when you wish to copy part of the code of the Library into a program that is not a library. </text:span></text:p>
      <text:p text:style-name="Text_20_body"><text:span text:style-name="Teletype"><text:span text:style-name="Strong_20_Emphasis">4.</text:span></text:span><text:span text:style-name="Teletype">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span></text:p>
      <text:p text:style-name="Text_20_body"><text:span text:style-name="Teletype">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span></text:p>
      <text:p text:style-name="Text_20_body"><text:soft-page-break/><text:span text:style-name="Teletype"><text:span text:style-name="Strong_20_Emphasis">5.</text:span></text:span><text:span text:style-name="Teletype">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span></text:p>
      <text:p text:style-name="Text_20_body"><text:span text:style-name="Teletype">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span></text:p>
      <text:p text:style-name="Text_20_body"><text:span text:style-name="Teletype">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span></text:p>
      <text:p text:style-name="Text_20_body"><text:span text:style-name="Teletype">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span></text:p>
      <text:p text:style-name="Text_20_body"><text:span text:style-name="Teletype">Otherwise, if the work is a derivative of the Library, you may distribute the object code for the work under the terms of Section 6. Any executables containing that work also fall under Section 6, whether or not they are linked directly with the Library itself. </text:span></text:p>
      <text:p text:style-name="Text_20_body"><text:span text:style-name="Teletype"><text:span text:style-name="Strong_20_Emphasis">6.</text:span></text:span><text:span text:style-name="Teletype">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span></text:p>
      <text:p text:style-name="Text_20_body"><text:span text:style-name="Teletype">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span></text:p>
      <text:p text:style-name="Quotations"><text:span text:style-name="Teletype">a) Accompany the work with the complete corresponding machine-readable source code for the Library including whatever changes were used in the work (which must be distributed under Sections 1 and 2 above); and, if the work </text:span><text:soft-page-break/><text:span text:style-name="Teletype">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span></text:p>
      <text:p text:style-name="Quotations"><text:span text:style-name="Teletype">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text:span></text:p>
      <text:p text:style-name="Quotations"><text:span text:style-name="Teletype">c) Accompany the work with a written offer, valid for at least three years, to give the same user the materials specified in Subsection 6a, above, for a charge no more than the cost of performing this distribution. </text:span></text:p>
      <text:p text:style-name="Quotations"><text:span text:style-name="Teletype">d) If distribution of the work is made by offering access to copy from a designated place, offer equivalent access to copy the above specified materials from the same place. </text:span></text:p>
      <text:p text:style-name="Quotations"><text:span text:style-name="Teletype">e) Verify that the user has already received a copy of these materials or that you have already sent this user a copy.</text:span></text:p>
      <text:p text:style-name="Text_20_body"><text:span text:style-name="Teletype">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 </text:span></text:p>
      <text:p text:style-name="Text_20_body"><text:span text:style-name="Teletype">It may happen that this requirement contradicts the license restrictions of other proprietary libraries that do not normally accompany the operating system. Such a contradiction means you cannot use both them and the Library together in an executable that you distribute. </text:span></text:p>
      <text:p text:style-name="Text_20_body"><text:span text:style-name="Teletype"><text:span text:style-name="Strong_20_Emphasis">7.</text:span></text:span><text:span text:style-name="Teletype">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ext:span><text:soft-page-break/><text:span text:style-name="Teletype">two things: </text:span></text:p>
      <text:p text:style-name="Quotations"><text:span text:style-name="Teletype">a) Accompany the combined library with a copy of the same work based on the Library, uncombined with any other library facilities. This must be distributed under the terms of the Sections above. </text:span></text:p>
      <text:p text:style-name="Quotations"><text:span text:style-name="Teletype">b) Give prominent notice with the combined library of the fact that part of it is a work based on the Library, and explaining where to find the accompanying uncombined form of the same work.</text:span></text:p>
      <text:p text:style-name="Text_20_body"><text:span text:style-name="Teletype"><text:span text:style-name="Strong_20_Emphasis">8.</text:span></text:span><text:span text:style-name="Teletype">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span></text:p>
      <text:p text:style-name="Text_20_body"><text:span text:style-name="Teletype"><text:span text:style-name="Strong_20_Emphasis">9.</text:span></text:span><text:span text:style-name="Teletype">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span></text:p>
      <text:p text:style-name="Text_20_body"><text:span text:style-name="Teletype"><text:span text:style-name="Strong_20_Emphasis">10.</text:span></text:span><text:span text:style-name="Teletype">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 </text:span></text:p>
      <text:p text:style-name="Text_20_body"><text:span text:style-name="Teletype"><text:span text:style-name="Strong_20_Emphasis">11.</text:span></text:span><text:span text:style-name="Teletype">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span></text:p>
      <text:p text:style-name="Text_20_body"><text:span text:style-name="Teletype">If any portion of this section is held invalid or unenforceable </text:span><text:soft-page-break/><text:span text:style-name="Teletype">under any particular circumstance, the balance of the section is intended to apply, and the section as a whole is intended to apply in other circumstances. </text:span></text:p>
      <text:p text:style-name="Text_20_body"><text:span text:style-name="Teletype">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span></text:p>
      <text:p text:style-name="Text_20_body"><text:span text:style-name="Teletype">This section is intended to make thoroughly clear what is believed to be a consequence of the rest of this License. </text:span></text:p>
      <text:p text:style-name="Text_20_body"><text:span text:style-name="Teletype"><text:span text:style-name="Strong_20_Emphasis">12.</text:span></text:span><text:span text:style-name="Teletype">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span></text:p>
      <text:p text:style-name="Text_20_body"><text:span text:style-name="Teletype"><text:span text:style-name="Strong_20_Emphasis">13.</text:span></text:span><text:span text:style-name="Teletype"> The Free Software Foundation may publish revised and/or new versions of the Lesser General Public License from time to time. Such new versions will be similar in spirit to the present version, but may differ in detail to address new problems or concerns.</text:span></text:p>
      <text:p text:style-name="Text_20_body"><text:span text:style-name="Teletype">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span></text:p>
      <text:p text:style-name="Text_20_body"><text:span text:style-name="Teletype"><text:span text:style-name="Strong_20_Emphasis">14.</text:span></text:span><text:span text:style-name="Teletype">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span></text:p>
      <text:p text:style-name="Text_20_body"><text:span text:style-name="Teletype">NO WARRANTY </text:span></text:p>
      <text:p text:style-name="Text_20_body"><text:span text:style-name="Teletype"><text:span text:style-name="Strong_20_Emphasis">15. </text:span></text:span><text:span text:style-name="Teletype">BECAUSE THE LIBRARY IS LICENSED FREE OF CHARGE, THERE IS NO </text:span><text:soft-page-break/><text:span text:style-name="Teletype">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span></text:p>
      <text:p text:style-name="Text_20_body"><text:span text:style-name="Teletype"><text:span text:style-name="Strong_20_Emphasis">16.</text:span></text:span><text:span text:style-name="Teletype">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span></text:p>
      <text:h text:style-name="Heading_20_3" text:outline-level="3" text:is-list-header="true"><text:span text:style-name="Teletype"><text:span text:style-name="Strong_20_Emphasis">END OF TERMS AND CONDITIONS</text:span></text:span></text:h>
      <text:h text:style-name="Heading_20_3" text:outline-level="3" text:is-list-header="true"><text:span text:style-name="Teletype">How to Apply These Terms to Your New Libraries</text:span></text:h>
      <text:p text:style-name="Text_20_body"><text:span text:style-name="Teletype">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span></text:p>
      <text:p text:style-name="Text_20_body"><text:span text:style-name="Teletype">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span></text:p>
      <text:p text:style-name="Quotations"><text:span text:style-name="Teletype">&lt;one line to give the library's name and an idea of what it does.&gt;<text:line-break/>Copyright (C) &lt;year&gt; &lt;name of author&gt; </text:span></text:p>
      <text:p text:style-name="Quotations"><text:span text:style-name="Teletype">This library is free software; you can redistribute it and/or<text:line-break/>modify it under the terms of the GNU Lesser General Public<text:line-break/>License as published by the Free Software Foundation; either<text:line-break/>version 2.1 of the License, or (at your option) any later version.</text:span></text:p>
      <text:p text:style-name="Quotations"><text:span text:style-name="Teletype">This library is distributed in the hope that it will be useful,<text:line-break/></text:span><text:soft-page-break/><text:span text:style-name="Teletype">but WITHOUT ANY WARRANTY; without even the implied warranty of<text:line-break/>MERCHANTABILITY or FITNESS FOR A PARTICULAR PURPOSE. See the GNU<text:line-break/>Lesser General Public License for more details.</text:span></text:p>
      <text:p text:style-name="Quotations"><text:span text:style-name="Teletype">You should have received a copy of the GNU Lesser General Public<text:line-break/>License along with this library; if not, write to the Free Software<text:line-break/>Foundation, Inc., 59 Temple Place, Suite 330, Boston, MA 02111-1307 USA </text:span></text:p>
      <text:p text:style-name="Text_20_body"><text:span text:style-name="Teletype">Also add information on how to contact you by electronic and paper mail. </text:span></text:p>
      <text:p text:style-name="Text_20_body"><text:span text:style-name="Teletype">You should also get your employer (if you work as a programmer) or your school, if any, to sign a "copyright disclaimer" for the library, if necessary. Here is a sample; alter the names: </text:span></text:p>
      <text:p text:style-name="Quotations"><text:span text:style-name="Teletype">Yoyodyne, Inc., hereby disclaims all copyright interest in<text:line-break/>the library `Frob' (a library for tweaking knobs) written<text:line-break/>by James Random Hacker.</text:span></text:p>
      <text:p text:style-name="Quotations"><text:span text:style-name="Teletype">signature of Ty Coon, 1 April 1990<text:line-break/><text:line-break/>Ty Coon, President of Vice</text:span></text:p>
      <text:p text:style-name="P1">This licence is for Matthieu GIROUX and his VirtualDBTreeviewEx a VirtualTreeview descendant linked to any data of a SQL function which can uses checkbox interacting one to other with the rules from a data table.</text:p>
      <text:p text:style-name="P1">The original tree view is the VirtualDBTreeviewEx from Gerard Vanderveken which can edit simple data into a tree view. The keeped part is the reading of a data tree view with a key called parent.</text:p>
      <text:p text:style-name="P1">The two components have each one different objectives.</text:p>
      <text:p text:style-name="P1">Date<text:tab/><text:tab/><text:tab/><text:tab/>Signature of Matthieu GIRO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Matthieu GIROUX</dc:creator>
    <dc:date>2007-11-01T11:24:04</dc:date>
    <meta:printed-by>Matthieu GIROUX</meta:printed-by>
    <meta:print-date>2007-11-01T11:22:21</meta:print-date>
    <meta:editing-cycles>6</meta:editing-cycles>
    <meta:editing-duration>PT16M17S</meta:editing-duration>
    <meta:user-defined meta:name="Info 1"/>
    <meta:user-defined meta:name="Info 2"/>
    <meta:user-defined meta:name="Info 3"/>
    <meta:user-defined meta:name="Info 4"/>
    <meta:document-statistic meta:table-count="0" meta:image-count="0" meta:object-count="0" meta:page-count="11" meta:paragraph-count="89" meta:word-count="4476" meta:character-count="26243"/>
  </office:meta>
</office:document-meta>
</file>